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24.444cm" fo:min-width="34.778cm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469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0.917cm" fo:min-width="27.722cm" style:protect="position siz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278cm" svg:height="24.694cm" svg:x="-0.04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54cm" svg:x="4.048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54cm" svg:x="16.24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54cm" svg:x="4.048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54cm" svg:x="16.24cm" svg:y="6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54cm" svg:x="4.048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2.54cm" svg:x="16.24cm" svg:y="11.541cm">
          <text:p text:style-name="P2"><text:s text:c="788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1" draw:layer="layout" svg:width="28.222cm" svg:height="21.167cm" svg:x="-0.044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1" draw:layer="layout" svg:width="28.222cm" svg:height="21.167cm" svg:x="-0.044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1" draw:layer="layout" svg:width="28.222cm" svg:height="21.167cm" svg:x="-0.044cm" svg:y="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" draw:text-style-name="P1" draw:layer="layout" svg:width="28.222cm" svg:height="21.167cm" svg:x="-0.044cm" svg:y="0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" draw:text-style-name="P1" draw:layer="layout" svg:width="28.222cm" svg:height="21.167cm" svg:x="-0.044cm" svg:y="0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4" draw:text-style-name="P1" draw:layer="layout" svg:width="28.222cm" svg:height="21.167cm" svg:x="-0.044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31T02:15:08.201000000</meta:creation-date>
    <dc:date>2021-12-31T15:28:29.142000000</dc:date>
    <meta:editing-duration>PT40M42S</meta:editing-duration>
    <meta:editing-cycles>5</meta:editing-cycles>
    <meta:generator>LibreOffice/6.4.4.2$Windows_X86_64 LibreOffice_project/3d775be2011f3886db32dfd395a6a6d1ca2630ff</meta:generator>
    <meta:document-statistic meta:object-count="13"/>
  </office:meta>
</office:document-meta>
</file>